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b28c" officeooo:paragraph-rsid="0020b28c"/>
    </style:style>
    <style:style style:name="P2" style:family="paragraph" style:parent-style-name="Standard">
      <style:text-properties officeooo:paragraph-rsid="0020b28c"/>
    </style:style>
    <style:style style:name="P3" style:family="paragraph" style:parent-style-name="Standard">
      <style:text-properties officeooo:rsid="0020b28c" officeooo:paragraph-rsid="0020b28c"/>
    </style:style>
    <style:style style:name="P4" style:family="paragraph" style:parent-style-name="Standard">
      <style:text-properties officeooo:rsid="002295bc" officeooo:paragraph-rsid="002295bc"/>
    </style:style>
    <style:style style:name="T1" style:family="text">
      <style:text-properties officeooo:rsid="002295bc"/>
    </style:style>
    <style:style style:name="T2" style:family="text">
      <style:text-properties officeooo:rsid="0020b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DCP</text:span><text:span text:style-name="T2"> sublayer</text:span></text:p>
      <text:p text:style-name="P2"/>
      <text:p text:style-name="P4"/>
      <text:p text:style-name="P4">PDCP uses RoHC for Header Compression</text:p>
      <text:p text:style-name="P4">Ciphering and Deciphering</text:p>
      <text:p text:style-name="P4">PDCP provides integrity protection for Control plane (Signaling data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2:23:41.676511445</meta:creation-date>
    <dc:date>2023-08-07T14:45:49.050944479</dc:date>
    <meta:editing-duration>PT1H3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0" meta:character-count="144" meta:non-whitespace-character-count="128"/>
  </office:meta>
</office:document-meta>
</file>